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7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1.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0.686cm"/>
    </style:style>
    <style:style style:name="co8" style:family="table-column">
      <style:table-column-properties fo:break-before="auto" style:column-width="0.49cm"/>
    </style:style>
    <style:style style:name="co9" style:family="table-column">
      <style:table-column-properties fo:break-before="auto" style:column-width="9.188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2.051cm"/>
    </style:style>
    <style:style style:name="co12" style:family="table-column">
      <style:table-column-properties fo:break-before="auto" style:column-width="1.101cm"/>
    </style:style>
    <style:style style:name="ro1" style:family="table-row">
      <style:table-row-properties style:row-height="0.94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.058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.764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9"/>
    <style:style style:name="ce15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9" style:family="table-cell" style:parent-style-name="Default" style:data-style-name="N41"/>
    <style:style style:name="ce20" style:family="table-cell" style:parent-style-name="Default" style:data-style-name="N2"/>
  </office:automatic-styles>
  <office:body>
    <office:spreadsheet>
      <table:table table:name="formu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unrise/Sunset Algorithm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Almanac for Computers, 1990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Washington, DC 20392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Date of <text:s/>sunrise/sunset</text:p>
          </table:table-cell>
          <table:table-cell table:formula="of:=[mainpage.B4]" office:value-type="float" office:value="18" calcext:value-type="float">
            <text:p>18</text:p>
          </table:table-cell>
          <table:table-cell table:formula="of:=[mainpage.C4]" office:value-type="float" office:value="6" calcext:value-type="float">
            <text:p>6</text:p>
          </table:table-cell>
          <table:table-cell table:formula="of:=[mainpage.D4]" office:value-type="float" office:value="2015" calcext:value-type="float">
            <text:p>2015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Helsinki</text:p>
          </table:table-cell>
          <table:table-cell table:formula="of:=[mainpage.B7]" office:value-type="float" office:value="65.02" calcext:value-type="float">
            <text:p>65,02</text:p>
          </table:table-cell>
          <table:table-cell table:formula="of:=[mainpage.C7]" office:value-type="float" office:value="25.47" calcext:value-type="float">
            <text:p>25,47</text:p>
          </table:table-cell>
          <table:table-cell table:formula="of:=[mainpage.D7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Sun's zenith for sunrise/sunset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7"/>offical <text:s text:c="5"/>= 90 degrees 50'</text:p>
          </table:table-cell>
          <table:table-cell table:formula="of:=FLOOR(90+5/6;0.0001)" office:value-type="float" office:value="90.8333" calcext:value-type="float">
            <text:p>90,8333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civil <text:s text:c="7"/>= 96 degrees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nautical <text:s text:c="4"/>= 102 degrees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astronomical = 108 degrees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table:style-name="ce3"/>
          <table:table-cell table:number-columns-repeated="10"/>
        </table:table-row>
        <table:table-row table:style-name="ro4">
          <table:table-cell table:style-name="ce2" office:value-type="string" calcext:value-type="string">
            <text:p>1. First calculate the day of the year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6"/>N1 = int(275*month/9)</text:p>
          </table:table-cell>
          <table:table-cell table:formula="of:=INT(275*[.C10]/9)" office:value-type="float" office:value="183" calcext:value-type="float">
            <text:p>183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2 = int((month + 9)/12)</text:p>
          </table:table-cell>
          <table:table-cell table:formula="of:=INT(([.C10]+9)/12)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3 = 1+int((year–4*int(year/4)+2)/3)</text:p>
          </table:table-cell>
          <table:table-cell table:formula="of:=1+INT(([.D10]-4*INT([.D10]/4)+2)/3)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 = N1 – (N2*N3) + day - 30</text:p>
          </table:table-cell>
          <table:table-cell table:formula="of:=[.B20]-[.B21]*[.B22]+[.B10]-30" office:value-type="float" office:value="169" calcext:value-type="float">
            <text:p>169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5">
          <table:table-cell table:style-name="ce5" office:value-type="string" calcext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lngHour = longitude / 15</text:p>
          </table:table-cell>
          <table:table-cell table:formula="of:=FLOOR([.C12]/15;0.001)" office:value-type="float" office:value="1.698" calcext:value-type="float">
            <text:p>1,698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3">
          <table:table-cell table:style-name="ce6" office:value-type="string" calcext:value-type="string">
            <text:p>t = N + ((6 - lngHour) / 24)</text:p>
          </table:table-cell>
          <table:table-cell table:style-name="ce14" table:formula="of:=[.B23]+((6-[.B26])/24)" office:value-type="float" office:value="169.17925" calcext:value-type="float">
            <text:p>169,179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if setting time is desired: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6" office:value-type="string" calcext:value-type="string">
            <text:p>t = N + ((18 - lngHour) / 24</text:p>
          </table:table-cell>
          <table:table-cell table:style-name="ce14" table:formula="of:=[.B23]+((18-[.B26])/24)" office:value-type="float" office:value="169.67925" calcext:value-type="float">
            <text:p>169,6793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9"/>
        </table:table-row>
        <table:table-row table:style-name="ro3">
          <table:table-cell table:style-name="ce2" office:value-type="string" calcext:value-type="string">
            <text:p>3. calculate the Sun's mean anomaly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4" office:value-type="string" calcext:value-type="string">
            <text:p>M = (0.9856 * t) – 3.289 <text:s text:c="2"/>Sunrise</text:p>
          </table:table-cell>
          <table:table-cell table:style-name="ce14" table:formula="of:=(0.9856 *[.B28]) - 3.289" office:value-type="float" office:value="163.4540688" calcext:value-type="float">
            <text:p>163,454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M = (0.9856 * t) – 3.289 <text:s text:c="2"/>Sunset</text:p>
          </table:table-cell>
          <table:table-cell table:style-name="ce14" table:formula="of:=(0.9856 *[.B30]) - 3.289" office:value-type="float" office:value="163.9468688" calcext:value-type="float">
            <text:p>163,9469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4. calculate the Sun's true longitude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L = M+(1.916*sin(M))+(0.020*sin(2*M))+282.634</text:p>
          </table:table-cell>
          <table:table-cell table:number-columns-repeated="10"/>
        </table:table-row>
        <table:table-row table:style-name="ro4">
          <table:table-cell table:style-name="ce7" office:value-type="string" calcext:value-type="string">
            <text:p>Sunrise; L <text:s/>adjusted into the range [0,360) degrees</text:p>
          </table:table-cell>
          <table:table-cell table:style-name="ce15" table:formula="of:=[.B33]+(1.916*SIN([.B$40]*[.B33]))+(0.02*SIN(2*[.B33]*[.B$40]))+282.634" office:value-type="float" office:value="446.622795077251" calcext:value-type="float">
            <text:p>446,623</text:p>
          </table:table-cell>
          <table:table-cell table:style-name="ce16" table:formula="of:=MOD([.B38];360)" office:value-type="float" office:value="86.6227950772509" calcext:value-type="float">
            <text:p>86,623</text:p>
          </table:table-cell>
          <table:table-cell table:number-columns-repeated="8"/>
        </table:table-row>
        <table:table-row table:style-name="ro4">
          <table:table-cell table:style-name="ce8" office:value-type="string" calcext:value-type="string">
            <text:p>Sunset; <text:s text:c="2"/>degrees</text:p>
          </table:table-cell>
          <table:table-cell table:style-name="ce15" table:formula="of:=[.B34]+(1.916*SIN([.B$40]*[.B34]))+(0.02*SIN(2*[.B$40]*[.B34]))+282.634" office:value-type="float" office:value="447.100067829773" calcext:value-type="float">
            <text:p>447,100</text:p>
          </table:table-cell>
          <table:table-cell table:style-name="ce16" table:formula="of:=MOD([.B39];360)" office:value-type="float" office:value="87.1000678297731" calcext:value-type="float">
            <text:p>87,100</text:p>
          </table:table-cell>
          <table:table-cell table:number-columns-repeated="8"/>
        </table:table-row>
        <table:table-row table:style-name="ro4">
          <table:table-cell table:style-name="ce9" office:value-type="string" calcext:value-type="string">
            <text:p>Conversion factor degrees to radians</text:p>
          </table:table-cell>
          <table:table-cell table:style-name="ce3" table:formula="of:=PI()/180" office:value-type="float" office:value="0.0174532925199433" calcext:value-type="float">
            <text:p>0,0174532925</text:p>
          </table:table-cell>
          <table:table-cell table:style-name="ce16"/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2" office:value-type="string" calcext:value-type="string">
            <text:p>5a. calculate the Sun's right ascension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RA = atan(0.91764 * tan(L)); <text:s text:c="2"/>Sunrise</text:p>
          </table:table-cell>
          <table:table-cell table:style-name="ce3" table:formula="of:=ATAN(0.91764 * TAN([.B$40]*[.C38]))/[.B$40]" office:value-type="float" office:value="86.3204828215666" calcext:value-type="float">
            <text:p>86,3204828216</text:p>
          </table:table-cell>
          <table:table-cell table:style-name="ce3"/>
          <table:table-cell table:number-columns-repeated="8"/>
        </table:table-row>
        <table:table-row table:style-name="ro3">
          <table:table-cell table:style-name="ce4" office:value-type="string" calcext:value-type="string">
            <text:p>RA = atan(0.91764 * tan(L)); <text:s text:c="2"/>Sunset</text:p>
          </table:table-cell>
          <table:table-cell table:style-name="ce3" table:formula="of:=ATAN(0.91764 * TAN([.B$40]*[.C39]))/[.B$40]" office:value-type="float" office:value="86.8402989241386" calcext:value-type="float">
            <text:p>86,8402989241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5b. RA and L must be in the same quadrant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Lquadrant <text:s/>= (int( L/90)) * 90</text:p>
          </table:table-cell>
          <table:table-cell table:formula="of:=INT([.C38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quadrant = (int(RA/90)) * 90</text:p>
          </table:table-cell>
          <table:table-cell table:formula="of:=INT([.B43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 = RA + (Lquadrant - RAquadrant)</text:p>
          </table:table-cell>
          <table:table-cell table:style-name="ce14" table:formula="of:=[.B43]+([.B47]-[.B48])" office:value-type="float" office:value="86.3204828215666" calcext:value-type="float">
            <text:p>86,3205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 calcext:value-type="string">
            <text:p>Lquadrant <text:s/>= (int( L/90)) * 90</text:p>
          </table:table-cell>
          <table:table-cell table:formula="of:=INT([.C39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quadrant = (int(RA/90)) * 90</text:p>
          </table:table-cell>
          <table:table-cell table:formula="of:=INT([.B44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 = RA + (Lquadrant - RAquadrant)</text:p>
          </table:table-cell>
          <table:table-cell table:style-name="ce14" table:formula="of:=[.B44]+([.B51]-[.B52])" office:value-type="float" office:value="86.8402989241386" calcext:value-type="float">
            <text:p>86,840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5c. RA converted into hours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<text:s/>RA = RA / 15; <text:s text:c="2"/>Sunrise</text:p>
          </table:table-cell>
          <table:table-cell table:style-name="ce14" table:formula="of:=[.B49]/15" office:value-type="float" office:value="5.7546988547711" calcext:value-type="float">
            <text:p>5,754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<text:s/>RA = RA / 15; <text:s text:c="2"/>Sunset</text:p>
          </table:table-cell>
          <table:table-cell table:style-name="ce14" table:formula="of:=[.B53]/15" office:value-type="float" office:value="5.78935326160924" calcext:value-type="float">
            <text:p>5,7894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6. calculate the Sun's declination</text:p>
          </table:table-cell>
          <table:table-cell/>
          <table:table-cell table:style-name="ce11" office:value-type="string" calcext:value-type="string">
            <text:p>declination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sinDec = 0.39782 * sin(L); <text:s text:c="3"/>Sunrise</text:p>
          </table:table-cell>
          <table:table-cell table:formula="of:=0.39782 * SIN([.B$40]*[.C38])" office:value-type="float" office:value="0.397129123474621" calcext:value-type="float">
            <text:p>0,3971291235</text:p>
          </table:table-cell>
          <table:table-cell table:formula="of:=ASIN([.B60])/[.B$40]" office:value-type="float" office:value="23.3988283640496" calcext:value-type="float">
            <text:p>23,398828364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sDec = cos(asin(sinDec))</text:p>
          </table:table-cell>
          <table:table-cell table:formula="of:=COS(ASIN([.B60]))" office:value-type="float" office:value="0.917762746731572" calcext:value-type="float">
            <text:p>0,9177627467</text:p>
          </table:table-cell>
          <table:table-cell table:formula="of:=ACOS([.B61])/[.B$40]" office:value-type="float" office:value="23.3988283640496" calcext:value-type="float">
            <text:p>23,398828364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 calcext:value-type="string">
            <text:p>sinDec = 0.39782 * sin(L); <text:s text:c="3"/>Sunset</text:p>
          </table:table-cell>
          <table:table-cell table:formula="of:=0.39782 * SIN([.B$40]*[.C39])" office:value-type="float" office:value="0.397310558502003" calcext:value-type="float">
            <text:p>0,3973105585</text:p>
          </table:table-cell>
          <table:table-cell table:formula="of:=ASIN([.B63])/[.B$40]" office:value-type="float" office:value="23.4101558079939" calcext:value-type="float">
            <text:p>23,410155808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sDec = cos(asin(sinDec))</text:p>
          </table:table-cell>
          <table:table-cell table:formula="of:=COS(ASIN([.B63]))" office:value-type="float" office:value="0.917684215895003" calcext:value-type="float">
            <text:p>0,9176842159</text:p>
          </table:table-cell>
          <table:table-cell table:formula="of:=ACOS([.B64])/[.B$40]" office:value-type="float" office:value="23.4101558079939" calcext:value-type="float">
            <text:p>23,410155808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7a. calculate the Sun's local hour angle</text:p>
          </table:table-cell>
          <table:table-cell table:style-name="ce11" office:value-type="string" calcext:value-type="string">
            <text:p>Official</text:p>
          </table:table-cell>
          <table:table-cell table:style-name="ce11" office:value-type="string" calcext:value-type="string">
            <text:p>Civil</text:p>
          </table:table-cell>
          <table:table-cell table:number-columns-repeated="8"/>
        </table:table-row>
        <table:table-row table:style-name="ro6">
          <table:table-cell table:style-name="ce4" office:value-type="string" calcext:value-type="string">
            <text:p>cosH=(cos(zenith)-(sinDec*sin(latitude)))/(cosDec*cos(latitude)); <text:s text:c="2"/>Sunrise</text:p>
          </table:table-cell>
          <table:table-cell table:formula="of:=(COS([.B$40]*[.B$14])-([.B60]*SIN([.B$40]*[.B$12])))/([.B61]*COS([.B$40]*[.B$12]))" office:value-type="float" office:value="-0.966329349916973" calcext:value-type="float">
            <text:p>-0,9663293499</text:p>
          </table:table-cell>
          <table:table-cell table:formula="of:=(COS([.B$40]*[.B$15])-([.B60]*SIN([.B$40]*[.B$12])))/([.B61]*COS([.B$40]*[.B$12]))" office:value-type="float" office:value="-1.19850538873946" calcext:value-type="float">
            <text:p>-1,1985053887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acos(cosH)</text:p>
          </table:table-cell>
          <table:table-cell table:formula="of:=ACOS([.B67])/[.B40]" office:value-type="float" office:value="165.089591043905" calcext:value-type="float">
            <text:p>165,0895910439</text:p>
          </table:table-cell>
          <table:table-cell table:number-columns-repeated="9"/>
        </table:table-row>
        <table:table-row table:style-name="ro6">
          <table:table-cell table:style-name="ce4" office:value-type="string" calcext:value-type="string">
            <text:p>cosH=(cos(zenith)-(sinDec*sin(latitude)))/(cosDec*cos(latitude)); <text:s text:c="2"/>Sunset</text:p>
          </table:table-cell>
          <table:table-cell table:formula="of:=(COS([.B$40]*[.B$14])-([.B63]*SIN([.B$40]*[.B$12])))/([.B64]*COS([.B$40]*[.B$12]))" office:value-type="float" office:value="-0.966836419970239" calcext:value-type="float">
            <text:p>-0,96683642</text:p>
          </table:table-cell>
          <table:table-cell table:formula="of:=(COS([.B$40]*[.B$15])-([.B63]*SIN([.B$40]*[.B$12])))/([.B64]*COS([.B$40]*[.B$12]))" office:value-type="float" office:value="-1.19903232725972" calcext:value-type="float">
            <text:p>-1,199032327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acos(cosH)</text:p>
          </table:table-cell>
          <table:table-cell table:formula="of:=ACOS([.B69])/[.B40]" office:value-type="float" office:value="165.202923181665" calcext:value-type="float">
            <text:p>165,2029231817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if (cosH &gt; <text:s/>1) 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the sun never rises on this location (on the specified date)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if (cosH &lt; -1)</text:p>
          </table:table-cell>
          <table:table-cell/>
          <table:table-cell table:formula="of:=IF([.C67]&lt;-1;-1;[.C67])" office:value-type="float" office:value="-1" calcext:value-type="float">
            <text:p>-1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if (cosH &lt; -1)</text:p>
          </table:table-cell>
          <table:table-cell/>
          <table:table-cell table:formula="of:=IF([.C69]&lt;-1;-1;[.C69])" office:value-type="float" office:value="-1" calcext:value-type="float">
            <text:p>-1</text:p>
          </table:table-cell>
          <table:table-cell table:number-columns-repeated="8"/>
        </table:table-row>
        <table:table-row table:style-name="ro6">
          <table:table-cell table:style-name="ce4" office:value-type="string" calcext:value-type="string">
            <text:p>the sun never sets on this location (on the specified date)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3">
          <table:table-cell table:style-name="ce2" office:value-type="string" calcext:value-type="string">
            <text:p>7b. Calculate H and convert into hours</text:p>
          </table:table-cell>
          <table:table-cell table:style-name="ce11" office:value-type="string" calcext:value-type="string">
            <text:p>Official</text:p>
          </table:table-cell>
          <table:table-cell table:style-name="ce11" office:value-type="string" calcext:value-type="string">
            <text:p>Civil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H = 360 - acos(cosH)</text:p>
          </table:table-cell>
          <table:table-cell table:formula="of:=360-ACOS([.B67])/[.B$40]" office:value-type="float" office:value="194.910408956095" calcext:value-type="float">
            <text:p>194,9104089561</text:p>
          </table:table-cell>
          <table:table-cell table:formula="of:=360-ACOS([.C74])/[.B$40]" office:value-type="float" office:value="180" calcext:value-type="float">
            <text:p>180</text:p>
          </table:table-cell>
          <table:table-cell table:number-columns-repeated="8"/>
        </table:table-row>
        <table:table-row table:style-name="ro3">
          <table:table-cell table:style-name="ce10" office:value-type="string" calcext:value-type="string">
            <text:p>if setting time is desired: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H = acos(cosH)</text:p>
          </table:table-cell>
          <table:table-cell table:formula="of:=ACOS([.B69])/[.B$40]" office:value-type="float" office:value="165.202923181665" calcext:value-type="float">
            <text:p>165,2029231817</text:p>
          </table:table-cell>
          <table:table-cell table:formula="of:=ACOS([.C75])/[.B$40]" office:value-type="float" office:value="180" calcext:value-type="float">
            <text:p>180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10" office:value-type="string" calcext:value-type="string">
            <text:p>H = H / 15; <text:s text:c="2"/>Sunrise</text:p>
          </table:table-cell>
          <table:table-cell table:formula="of:=[.B81]/15" office:value-type="float" office:value="12.9940272637397" calcext:value-type="float">
            <text:p>12,9940272637</text:p>
          </table:table-cell>
          <table:table-cell table:formula="of:=[.C81]/15" office:value-type="float" office:value="12" calcext:value-type="float">
            <text:p>12</text:p>
          </table:table-cell>
          <table:table-cell table:number-columns-repeated="8"/>
        </table:table-row>
        <table:table-row table:style-name="ro3">
          <table:table-cell table:style-name="ce10" office:value-type="string" calcext:value-type="string">
            <text:p>H = H / 15; <text:s text:c="2"/>Sunset</text:p>
          </table:table-cell>
          <table:table-cell table:formula="of:=[.B83]/15" office:value-type="float" office:value="11.013528212111" calcext:value-type="float">
            <text:p>11,0135282121</text:p>
          </table:table-cell>
          <table:table-cell table:formula="of:=[.C83]/15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 calcext:value-type="string">
            <text:p>8. calculate local mean time of rising/setting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 calcext:value-type="string">
            <text:p>T = H + RA - (0.06571 * t) – 6.622; Sunrise</text:p>
          </table:table-cell>
          <table:table-cell table:formula="of:=[.B85]+[.B$56]-(0.06571*[.B$28])-6.622" office:value-type="float" office:value="1.00995760101077" calcext:value-type="float">
            <text:p>1,009957601</text:p>
          </table:table-cell>
          <table:table-cell table:formula="of:=IF([.B90]&lt;0;24+[.B90];[.B90])" office:value-type="float" office:value="1.00995760101077" calcext:value-type="float">
            <text:p>1,009957601</text:p>
          </table:table-cell>
          <table:table-cell table:formula="of:=MOD([.C90];24)" office:value-type="float" office:value="1.00995760101077" calcext:value-type="float">
            <text:p>1,009957601</text:p>
          </table:table-cell>
          <table:table-cell table:formula="of:=[.C85]+[.B$56]-(0.06571*[.B$28])-6.622" office:value-type="float" office:value="0.0159303372711062" calcext:value-type="float">
            <text:p>0,0159303373</text:p>
          </table:table-cell>
          <table:table-cell table:formula="of:=IF([.E90]&gt;24;-24+[.E90];[.E90])" office:value-type="float" office:value="0.0159303372711062" calcext:value-type="float">
            <text:p>0,0159303373</text:p>
          </table:table-cell>
          <table:table-cell table:number-columns-repeated="5"/>
        </table:table-row>
        <table:table-row table:style-name="ro4">
          <table:table-cell table:style-name="ce10" office:value-type="string" calcext:value-type="string">
            <text:p>T = H + RA - (0.06571 * t) – 6.622; Sunset</text:p>
          </table:table-cell>
          <table:table-cell table:formula="of:=[.B86]+[.B$57]-(0.06571*[.B$30])-6.622" office:value-type="float" office:value="-0.968742043779777" calcext:value-type="float">
            <text:p>-0,9687420438</text:p>
          </table:table-cell>
          <table:table-cell table:formula="of:=IF([.B91]&lt;0;24+[.B91];[.B91])" office:value-type="float" office:value="23.0312579562202" calcext:value-type="float">
            <text:p>23,0312579562</text:p>
          </table:table-cell>
          <table:table-cell table:formula="of:=MOD([.C91];24)" office:value-type="float" office:value="23.0312579562202" calcext:value-type="float">
            <text:p>23,0312579562</text:p>
          </table:table-cell>
          <table:table-cell table:formula="of:=[.C86]+[.B$57]-(0.06571*[.B$30])-6.622" office:value-type="float" office:value="0.0177297441092428" calcext:value-type="float">
            <text:p>0,0177297441</text:p>
          </table:table-cell>
          <table:table-cell table:formula="of:=IF([.E91]&lt;0;24+[.E91];[.E91])" office:value-type="float" office:value="0.0177297441092428" calcext:value-type="float">
            <text:p>0,0177297441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9. adjust back to UTC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UT = T – lngHour; <text:s text:c="2"/>Sunrise UT</text:p>
          </table:table-cell>
          <table:table-cell table:formula="of:=[.B90]-[.C$12]/15" office:value-type="float" office:value="-0.68804239898923" calcext:value-type="float">
            <text:p>-0,688042399</text:p>
          </table:table-cell>
          <table:table-cell table:formula="of:=IF([.B95]&lt;0;24+[.B95];[.B95])" office:value-type="float" office:value="23.3119576010108" calcext:value-type="float">
            <text:p>23,311957601</text:p>
          </table:table-cell>
          <table:table-cell table:formula="of:=MOD([.C95];24)" office:value-type="float" office:value="23.3119576010108" calcext:value-type="float">
            <text:p>23,311957601</text:p>
          </table:table-cell>
          <table:table-cell table:formula="of:=[.E90]-[.C$12]/15" office:value-type="float" office:value="-1.68206966272889" calcext:value-type="float">
            <text:p>-1,6820696627</text:p>
          </table:table-cell>
          <table:table-cell table:formula="of:=IF([.E95]&gt;24;-24+[.E95];[.E95])" office:value-type="float" office:value="-1.68206966272889" calcext:value-type="float">
            <text:p>-1,6820696627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<text:s text:c="8"/>UT = T – lngHour; <text:s text:c="2"/>Sunset UT</text:p>
          </table:table-cell>
          <table:table-cell table:formula="of:=[.B91]-[.C$12]/15" office:value-type="float" office:value="-2.66674204377978" calcext:value-type="float">
            <text:p>-2,6667420438</text:p>
          </table:table-cell>
          <table:table-cell table:formula="of:=IF([.B96]&lt;0;24+[.B96];[.B96])" office:value-type="float" office:value="21.3332579562202" calcext:value-type="float">
            <text:p>21,3332579562</text:p>
          </table:table-cell>
          <table:table-cell table:formula="of:=MOD([.C96];24)" office:value-type="float" office:value="21.3332579562202" calcext:value-type="float">
            <text:p>21,3332579562</text:p>
          </table:table-cell>
          <table:table-cell table:formula="of:=[.E91]-[.C$12]/15" office:value-type="float" office:value="-1.68027025589076" calcext:value-type="float">
            <text:p>-1,6802702559</text:p>
          </table:table-cell>
          <table:table-cell table:formula="of:=IF([.E96]&lt;0;24+[.E96];[.E96])" office:value-type="float" office:value="22.3197297441092" calcext:value-type="float">
            <text:p>22,3197297441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10. UT value to local time zone of latitude/longitude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/>
          <table:table-cell table:style-name="ce13" office:value-type="string" calcext:value-type="string">
            <text:p>Official</text:p>
          </table:table-cell>
          <table:table-cell table:style-name="ce13" office:value-type="string" calcext:value-type="string">
            <text:p>Civil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3">
          <table:table-cell table:style-name="ce3" office:value-type="string" calcext:value-type="string">
            <text:p><text:s text:c="8"/>localT = UT + localOffset; <text:s text:c="2"/>Sunrise</text:p>
          </table:table-cell>
          <table:table-cell table:formula="of:=MOD([.D95]+[.D$12];24)" office:value-type="float" office:value="1.31195760101077" calcext:value-type="float">
            <text:p>1,311957601</text:p>
          </table:table-cell>
          <table:table-cell table:style-name="ce17" table:formula="of:=[.B100]/24" office:value-type="time" office:time-value="PT01H18M43.047363639S" calcext:value-type="time">
            <text:p>01:18:43</text:p>
          </table:table-cell>
          <table:table-cell table:style-name="ce17" table:formula="of:=[.E100]/24" office:value-type="time" office:time-value="PT00H19M04.549214176S" calcext:value-type="time">
            <text:p>00:19:05</text:p>
          </table:table-cell>
          <table:table-cell table:formula="of:=[.F95]+[.D$12]" office:value-type="float" office:value="0.317930337271106" calcext:value-type="float">
            <text:p>0,3179303373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<text:s text:c="8"/>localT = UT + localOffset; <text:s text:c="2"/>Sunset</text:p>
          </table:table-cell>
          <table:table-cell table:formula="of:=MOD([.D96]+[.D$12];24)" office:value-type="float" office:value="23.3332579562202" calcext:value-type="float">
            <text:p>23,3332579562</text:p>
          </table:table-cell>
          <table:table-cell table:style-name="ce17" table:formula="of:=[.B101]/24" office:value-type="time" office:time-value="PT23H19M59.728642393S" calcext:value-type="time">
            <text:p>23:20:00</text:p>
          </table:table-cell>
          <table:table-cell table:style-name="ce17" table:formula="of:=[.E101]/24" office:value-type="time" office:time-value="PT24H19M11.027078793S" calcext:value-type="time">
            <text:p>00:19:11</text:p>
          </table:table-cell>
          <table:table-cell table:formula="of:=[.F96]+[.D$12]" office:value-type="float" office:value="24.3197297441092" calcext:value-type="float">
            <text:p>24,3197297441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number-columns-repeated="8"/>
        </table:table-row>
        <table:table-row table:style-name="ro7">
          <table:table-cell table:style-name="ce11" office:value-type="string" calcext:value-type="string">
            <text:p>11. Additional results</text:p>
          </table:table-cell>
          <table:table-cell table:number-columns-repeated="10"/>
        </table:table-row>
        <table:table-row table:style-name="ro7">
          <table:table-cell table:style-name="ce12" office:value-type="string" calcext:value-type="string">
            <text:p>Noon time = 0.5*(Sunrise + Sunset)</text:p>
          </table:table-cell>
          <table:table-cell table:formula="of:=0.5*([.B100]+[.B101])" office:value-type="float" office:value="12.3226077786155" calcext:value-type="float">
            <text:p>12,3226077786</text:p>
          </table:table-cell>
          <table:table-cell table:style-name="ce17" table:formula="of:=[.C100]+0.5*([.C101]-[.C100])" office:value-type="time" office:time-value="PT12H19M21.388003016S" calcext:value-type="time">
            <text:p>12:19:21</text:p>
          </table:table-cell>
          <table:table-cell table:number-columns-repeated="8"/>
        </table:table-row>
        <table:table-row table:style-name="ro4">
          <table:table-cell table:style-name="ce12" office:value-type="string" calcext:value-type="string">
            <text:p>Day length = Sunset – Sunrise</text:p>
          </table:table-cell>
          <table:table-cell table:formula="of:=[.B101]-[.B100]" office:value-type="float" office:value="22.0213003552095" calcext:value-type="float">
            <text:p>22,0213003552</text:p>
          </table:table-cell>
          <table:table-cell table:style-name="ce17" table:formula="of:=[.B105]/24" office:value-type="time" office:time-value="PT22H01M16.681278754S" calcext:value-type="time">
            <text:p>22:01:17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Dawn length before Sunrise = Sunrise – Civibegin</text:p>
          </table:table-cell>
          <table:table-cell table:formula="of:=[.B100]-[.E100]" office:value-type="float" office:value="0.994027263739665" calcext:value-type="float">
            <text:p>0,9940272637</text:p>
          </table:table-cell>
          <table:table-cell table:style-name="ce17" table:formula="of:=[.B106]/24" office:value-type="time" office:time-value="PT00H59M38.498149463S" calcext:value-type="time">
            <text:p>00:59:38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Dusk length after Sunset <text:s text:c="5"/>= CivilEnd – Sunset</text:p>
          </table:table-cell>
          <table:table-cell table:formula="of:=[.E101]-[.B101]" office:value-type="float" office:value="0.98647178788902" calcext:value-type="float">
            <text:p>0,9864717879</text:p>
          </table:table-cell>
          <table:table-cell table:style-name="ce17" table:formula="of:=[.B107]/24" office:value-type="time" office:time-value="PT00H59M11.2984364S" calcext:value-type="time">
            <text:p>00:59:11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Sun altitude = 90 + declination – latitude</text:p>
          </table:table-cell>
          <table:table-cell table:formula="of:=90+0.5*([.C60]+[.C63])-[.B12]" office:value-type="float" office:value="48.3844920860218" calcext:value-type="float">
            <text:p>48,384492086</text:p>
          </table:table-cell>
          <table:table-cell table:number-columns-repeated="9"/>
        </table:table-row>
        <table:table-row table:style-name="ro2" table:number-rows-repeated="104846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unrise/Sunset Calculati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  <table:table-cell/>
        </table:table-row>
        <table:table-row table:style-name="ro4">
          <table:table-cell table:style-name="ce3" office:value-type="string" calcext:value-type="string">
            <text:p><text:s text:c="3"/>Date of <text:s/>sunrise/suns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4">
          <table:table-cell table:style-name="ce3"/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  <table:table-cell/>
        </table:table-row>
        <table:table-row table:style-name="ro4">
          <table:table-cell table:style-name="ce4" office:value-type="string" calcext:value-type="string">
            <text:p>OULU</text:p>
          </table:table-cell>
          <table:table-cell office:value-type="float" office:value="65.02" calcext:value-type="float">
            <text:p>65,02</text:p>
          </table:table-cell>
          <table:table-cell office:value-type="float" office:value="25.47" calcext:value-type="float">
            <text:p>25,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/>
          <table:table-cell table:number-columns-repeated="4"/>
        </table:table-row>
        <table:table-row table:style-name="ro3">
          <table:table-cell table:style-name="ce2" office:value-type="string" calcext:value-type="string">
            <text:p>Calculation results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ay of the year</text:p>
          </table:table-cell>
          <table:table-cell table:formula="of:=[formulas.B23]" office:value-type="float" office:value="169" calcext:value-type="float">
            <text:p>169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4"/>
        </table:table-row>
        <table:table-row table:style-name="ro4">
          <table:table-cell table:style-name="ce18" office:value-type="string" calcext:value-type="string">
            <text:p>Civil twilight begins</text:p>
          </table:table-cell>
          <table:table-cell table:style-name="ce19" table:formula="of:=[formulas.D100]" office:value-type="time" office:time-value="PT00H19M04.549214176S" calcext:value-type="time">
            <text:p>00:19:05</text:p>
          </table:table-cell>
          <table:table-cell table:number-columns-repeated="2"/>
          <table:table-cell office:value-type="string" calcext:value-type="string">
            <text:p>Check and compare</text:p>
          </table:table-cell>
        </table:table-row>
        <table:table-row table:style-name="ro4">
          <table:table-cell table:style-name="ce18" office:value-type="string" calcext:value-type="string">
            <text:p>Sunrise time</text:p>
          </table:table-cell>
          <table:table-cell table:style-name="ce19" table:formula="of:=[formulas.C100]" office:value-type="time" office:time-value="PT01H18M43.047363639S" calcext:value-type="time">
            <text:p>01:18:43</text:p>
          </table:table-cell>
          <table:table-cell table:number-columns-repeated="2"/>
          <table:table-cell office:value-type="string" calcext:value-type="string">
            <text:p>http://www.moisio.fi/taivas/aurinko.php?paikka=Helsingfors&amp;dy=15&amp;mn=06&amp;yr=2015</text:p>
          </table:table-cell>
        </table:table-row>
        <table:table-row table:style-name="ro4">
          <table:table-cell table:style-name="ce18" office:value-type="string" calcext:value-type="string">
            <text:p>Sunset time</text:p>
          </table:table-cell>
          <table:table-cell table:style-name="ce19" table:formula="of:=[formulas.C101]" office:value-type="time" office:time-value="PT23H19M59.728642393S" calcext:value-type="time">
            <text:p>23:20:00</text:p>
          </table:table-cell>
          <table:table-cell table:number-columns-repeated="3"/>
        </table:table-row>
        <table:table-row table:style-name="ro4">
          <table:table-cell table:style-name="ce18" office:value-type="string" calcext:value-type="string">
            <text:p>Civil twilight end</text:p>
          </table:table-cell>
          <table:table-cell table:style-name="ce19" table:formula="of:=[formulas.D101]" office:value-type="time" office:time-value="PT24H19M11.027078793S" calcext:value-type="time">
            <text:p>00:19:11</text:p>
          </table:table-cell>
          <table:table-cell table:number-columns-repeated="3"/>
        </table:table-row>
        <table:table-row table:style-name="ro4">
          <table:table-cell table:style-name="ce18" office:value-type="string" calcext:value-type="string">
            <text:p>Noon time</text:p>
          </table:table-cell>
          <table:table-cell table:style-name="ce19" table:formula="of:=[formulas.C104]" office:value-type="time" office:time-value="PT12H19M21.388003016S" calcext:value-type="time">
            <text:p>12:19:21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Day length</text:p>
          </table:table-cell>
          <table:table-cell table:style-name="ce19" table:formula="of:=[formulas.C105]" office:value-type="time" office:time-value="PT22H01M16.681278754S" calcext:value-type="time">
            <text:p>22:01:17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Dawn length before sunrise</text:p>
          </table:table-cell>
          <table:table-cell table:style-name="ce19" table:formula="of:=[formulas.C106]" office:value-type="time" office:time-value="PT00H59M38.498149463S" calcext:value-type="time">
            <text:p>00:59:38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Dusk length after sunset</text:p>
          </table:table-cell>
          <table:table-cell table:style-name="ce19" table:formula="of:=[formulas.C107]" office:value-type="time" office:time-value="PT00H59M11.2984364S" calcext:value-type="time">
            <text:p>00:59:11</text:p>
          </table:table-cell>
          <table:table-cell table:number-columns-repeated="3"/>
        </table:table-row>
        <table:table-row table:style-name="ro2">
          <table:table-cell table:style-name="ce18"/>
          <table:table-cell table:style-name="ce19"/>
          <table:table-cell table:number-columns-repeated="3"/>
        </table:table-row>
        <table:table-row table:style-name="ro2">
          <table:table-cell table:style-name="ce18" office:value-type="string" calcext:value-type="string">
            <text:p>Sun declination</text:p>
          </table:table-cell>
          <table:table-cell table:style-name="ce20" table:formula="of:=[formulas.C60]" office:value-type="float" office:value="23.3988283640496" calcext:value-type="float">
            <text:p>23,40</text:p>
          </table:table-cell>
          <table:table-cell table:number-columns-repeated="3"/>
        </table:table-row>
        <table:table-row table:style-name="ro4">
          <table:table-cell table:style-name="ce18" office:value-type="string" calcext:value-type="string">
            <text:p>Sun altitude</text:p>
          </table:table-cell>
          <table:table-cell table:style-name="ce20" table:formula="of:=[formulas.B108]" office:value-type="float" office:value="48.3844920860218" calcext:value-type="float">
            <text:p>48,3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Almanac for Computers, 199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Washington, DC 20392</text:p>
          </table:table-cell>
          <table:table-cell table:number-columns-repeated="4"/>
        </table:table-row>
        <table:table-row table:style-name="ro2" table:number-rows-repeated="76">
          <table:table-cell table:number-columns-repeated="5"/>
        </table:table-row>
        <table:table-row table:style-name="ro4">
          <table:table-cell table:number-columns-repeated="5"/>
        </table:table-row>
        <table:table-row table:style-name="ro2" table:number-rows-repeated="10484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 style:data-style-name="N2" text:time-value="21:30:48.5546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5-06-18T23:32:53.531684000</dc:date>
    <meta:editing-duration>PT9H19M7S</meta:editing-duration>
    <meta:editing-cycles>34</meta:editing-cycles>
    <meta:generator>LibreOffice/4.3.7.2$MacOSX_X86_64 LibreOffice_project/8a35821d8636a03b8bf4e15b48f59794652c68ba</meta:generator>
    <meta:document-statistic meta:table-count="3" meta:cell-count="244" meta:object-count="0"/>
  </office:meta>
</office:document-meta>
</file>